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18948f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3fa5c9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8948f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34b6a0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39547f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00bb06" officeooo:paragraph-rsid="0034b6a0" style:font-size-asian="14pt" style:font-size-complex="14pt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00bb06" officeooo:paragraph-rsid="003adb91" style:font-size-asian="14pt" style:font-size-complex="14pt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108d6c" officeooo:paragraph-rsid="0039547f" style:font-size-asian="14pt" style:font-size-complex="14pt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officeooo:rsid="00108d6c" officeooo:paragraph-rsid="0034b6a0" style:font-size-asian="14pt" style:font-size-complex="14pt"/>
    </style:style>
    <style:style style:name="P1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39547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1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4b6a0"/>
    </style:style>
    <style:style style:name="P1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65d5d"/>
    </style:style>
    <style:style style:name="P1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9547f"/>
    </style:style>
    <style:style style:name="P1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adb91"/>
    </style:style>
    <style:style style:name="P1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fa5c9"/>
    </style:style>
    <style:style style:name="P2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401a96"/>
    </style:style>
    <style:style style:name="P2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2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4b6a0" style:font-size-asian="14pt" style:font-size-complex="14pt"/>
    </style:style>
    <style:style style:name="P2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65d5d" style:font-size-asian="14pt" style:font-size-complex="14pt"/>
    </style:style>
    <style:style style:name="P2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9547f" style:font-size-asian="14pt" style:font-size-complex="14pt"/>
    </style:style>
    <style:style style:name="P2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adb91" style:font-size-asian="14pt" style:font-size-complex="14pt"/>
    </style:style>
    <style:style style:name="P2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fa5c9" style:font-size-asian="14pt" style:font-size-complex="14pt"/>
    </style:style>
    <style:style style:name="P2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401a96" style:font-size-asian="14pt" style:font-size-complex="14pt"/>
    </style:style>
    <style:style style:name="P2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18948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401a9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365d5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34b6a0" style:font-size-asian="12pt" style:font-size-complex="12pt"/>
    </style:style>
    <style:style style:name="P3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365d5d" style:font-size-asian="12pt" style:font-size-complex="12pt"/>
    </style:style>
    <style:style style:name="P3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2pt" officeooo:rsid="001f7d07" officeooo:paragraph-rsid="003adb91" style:font-size-asian="12pt" style:font-size-complex="12pt"/>
    </style:style>
    <style:style style:name="P34" style:family="paragraph" style:parent-style-name="Standard">
      <style:paragraph-properties fo:margin-left="1.251cm" fo:margin-right="0cm" fo:margin-top="0.101cm" fo:margin-bottom="0cm" loext:contextual-spacing="false" fo:text-indent="0cm" style:auto-text-indent="false" fo:break-before="page"/>
      <style:text-properties fo:font-size="12pt" officeooo:rsid="001f7d07" officeooo:paragraph-rsid="0034b6a0" style:font-size-asian="12pt" style:font-size-complex="12pt"/>
    </style:style>
    <style:style style:name="P35" style:family="paragraph" style:parent-style-name="Standard">
      <style:paragraph-properties fo:margin-left="1.251cm" fo:margin-right="0cm" fo:margin-top="0.101cm" fo:margin-bottom="0cm" loext:contextual-spacing="false" fo:text-indent="0cm" style:auto-text-indent="false" fo:break-before="page"/>
      <style:text-properties fo:font-size="14pt" officeooo:rsid="0000bb06" officeooo:paragraph-rsid="00401a96" style:font-size-asian="14pt" style:font-size-complex="14pt"/>
    </style:style>
    <style:style style:name="P36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37" style:family="paragraph" style:parent-style-name="Standard">
      <style:paragraph-properties fo:margin-top="0.101cm" fo:margin-bottom="0cm" loext:contextual-spacing="false"/>
      <style:text-properties officeooo:paragraph-rsid="0018948f"/>
    </style:style>
    <style:style style:name="P38" style:family="paragraph" style:parent-style-name="Standard">
      <style:paragraph-properties fo:margin-top="0.101cm" fo:margin-bottom="0cm" loext:contextual-spacing="false"/>
      <style:text-properties officeooo:rsid="0015907f" officeooo:paragraph-rsid="0018948f"/>
    </style:style>
    <style:style style:name="P39" style:family="paragraph" style:parent-style-name="Standard">
      <style:paragraph-properties fo:margin-top="0.101cm" fo:margin-bottom="0cm" loext:contextual-spacing="false"/>
      <style:text-properties officeooo:rsid="00332e89" officeooo:paragraph-rsid="0028c00b"/>
    </style:style>
    <style:style style:name="P40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277c45" officeooo:paragraph-rsid="00277c45"/>
    </style:style>
    <style:style style:name="P41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officeooo:rsid="001c5d9c" officeooo:paragraph-rsid="003fa5c9"/>
    </style:style>
    <style:style style:name="P42" style:family="paragraph" style:parent-style-name="Standard">
      <style:paragraph-properties fo:margin-left="1.866cm" fo:margin-right="0cm" fo:margin-top="0.101cm" fo:margin-bottom="0cm" loext:contextual-spacing="false" fo:text-indent="0cm" style:auto-text-indent="false"/>
      <style:text-properties fo:font-size="14pt" officeooo:rsid="00108d6c" officeooo:paragraph-rsid="00401a96" style:font-size-asian="14pt" style:font-size-complex="14pt"/>
    </style:style>
    <style:style style:name="P43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fo:color="#ff0000" fo:font-size="12pt" officeooo:rsid="00258981" officeooo:paragraph-rsid="00365d5d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fo:color="#ff0000" fo:font-size="12pt" officeooo:rsid="00258981" officeooo:paragraph-rsid="003b5eaf" style:font-size-asian="12pt" style:font-size-complex="12pt"/>
    </style:style>
    <style:style style:name="P45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officeooo:rsid="00401a96" officeooo:paragraph-rsid="0018948f"/>
    </style:style>
    <style:style style:name="P46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fa5c9"/>
    </style:style>
    <style:style style:name="P47" style:family="paragraph" style:parent-style-name="Standard" style:list-style-name="L2">
      <style:paragraph-properties fo:margin-top="0.101cm" fo:margin-bottom="0cm" loext:contextual-spacing="false"/>
      <style:text-properties officeooo:rsid="0000bb06" officeooo:paragraph-rsid="0018948f"/>
    </style:style>
    <style:style style:name="P48" style:family="paragraph" style:parent-style-name="Standard" style:list-style-name="L2">
      <style:paragraph-properties fo:margin-top="0.101cm" fo:margin-bottom="0cm" loext:contextual-spacing="false"/>
      <style:text-properties officeooo:rsid="0000bb06" officeooo:paragraph-rsid="0019fb8d"/>
    </style:style>
    <style:style style:name="P49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401a96"/>
    </style:style>
    <style:style style:name="P50" style:family="paragraph" style:parent-style-name="Standard" style:list-style-name="L6">
      <style:paragraph-properties fo:margin-top="0.101cm" fo:margin-bottom="0cm" loext:contextual-spacing="false"/>
      <style:text-properties officeooo:rsid="0000bb06" officeooo:paragraph-rsid="0039547f"/>
    </style:style>
    <style:style style:name="P51" style:family="paragraph" style:parent-style-name="Standard" style:list-style-name="L7">
      <style:paragraph-properties fo:margin-top="0.101cm" fo:margin-bottom="0cm" loext:contextual-spacing="false"/>
      <style:text-properties officeooo:rsid="0000bb06" officeooo:paragraph-rsid="003adb91"/>
    </style:style>
    <style:style style:name="P52" style:family="paragraph" style:parent-style-name="Standard" style:list-style-name="L8">
      <style:paragraph-properties fo:margin-top="0.101cm" fo:margin-bottom="0cm" loext:contextual-spacing="false"/>
      <style:text-properties officeooo:rsid="0000bb06" officeooo:paragraph-rsid="00365d5d"/>
    </style:style>
    <style:style style:name="P53" style:family="paragraph" style:parent-style-name="Standard" style:list-style-name="L9">
      <style:paragraph-properties fo:margin-top="0.101cm" fo:margin-bottom="0cm" loext:contextual-spacing="false"/>
      <style:text-properties officeooo:rsid="0000bb06" officeooo:paragraph-rsid="0034b6a0"/>
    </style:style>
    <style:style style:name="P54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3fa5c9"/>
    </style:style>
    <style:style style:name="P55" style:family="paragraph" style:parent-style-name="Standard" style:list-style-name="L2">
      <style:paragraph-properties fo:margin-top="0.101cm" fo:margin-bottom="0cm" loext:contextual-spacing="false"/>
      <style:text-properties officeooo:rsid="00171eca" officeooo:paragraph-rsid="0018948f"/>
    </style:style>
    <style:style style:name="P56" style:family="paragraph" style:parent-style-name="Standard" style:list-style-name="L4">
      <style:paragraph-properties fo:margin-top="0.101cm" fo:margin-bottom="0cm" loext:contextual-spacing="false"/>
      <style:text-properties officeooo:rsid="00171eca" officeooo:paragraph-rsid="00401a96"/>
    </style:style>
    <style:style style:name="P57" style:family="paragraph" style:parent-style-name="Standard" style:list-style-name="L6">
      <style:paragraph-properties fo:margin-top="0.101cm" fo:margin-bottom="0cm" loext:contextual-spacing="false"/>
      <style:text-properties officeooo:rsid="00171eca" officeooo:paragraph-rsid="0039547f"/>
    </style:style>
    <style:style style:name="P58" style:family="paragraph" style:parent-style-name="Standard" style:list-style-name="L7">
      <style:paragraph-properties fo:margin-top="0.101cm" fo:margin-bottom="0cm" loext:contextual-spacing="false"/>
      <style:text-properties officeooo:rsid="00171eca" officeooo:paragraph-rsid="003adb91"/>
    </style:style>
    <style:style style:name="P59" style:family="paragraph" style:parent-style-name="Standard" style:list-style-name="L8">
      <style:paragraph-properties fo:margin-top="0.101cm" fo:margin-bottom="0cm" loext:contextual-spacing="false"/>
      <style:text-properties officeooo:rsid="00171eca" officeooo:paragraph-rsid="00365d5d"/>
    </style:style>
    <style:style style:name="P60" style:family="paragraph" style:parent-style-name="Standard" style:list-style-name="L9">
      <style:paragraph-properties fo:margin-top="0.101cm" fo:margin-bottom="0cm" loext:contextual-spacing="false"/>
      <style:text-properties officeooo:rsid="00171eca" officeooo:paragraph-rsid="0034b6a0"/>
    </style:style>
    <style:style style:name="P61" style:family="paragraph" style:parent-style-name="Standard" style:list-style-name="L1">
      <style:paragraph-properties fo:margin-top="0.101cm" fo:margin-bottom="0cm" loext:contextual-spacing="false"/>
      <style:text-properties officeooo:rsid="001af2a0" officeooo:paragraph-rsid="003fa5c9"/>
    </style:style>
    <style:style style:name="P62" style:family="paragraph" style:parent-style-name="Standard" style:list-style-name="L2">
      <style:paragraph-properties fo:margin-top="0.101cm" fo:margin-bottom="0cm" loext:contextual-spacing="false"/>
      <style:text-properties officeooo:rsid="001af2a0" officeooo:paragraph-rsid="001af2a0"/>
    </style:style>
    <style:style style:name="P63" style:family="paragraph" style:parent-style-name="Standard" style:list-style-name="L4">
      <style:paragraph-properties fo:margin-top="0.101cm" fo:margin-bottom="0cm" loext:contextual-spacing="false"/>
      <style:text-properties officeooo:rsid="001af2a0" officeooo:paragraph-rsid="00401a96"/>
    </style:style>
    <style:style style:name="P64" style:family="paragraph" style:parent-style-name="Standard" style:list-style-name="L7">
      <style:paragraph-properties fo:margin-top="0.101cm" fo:margin-bottom="0cm" loext:contextual-spacing="false"/>
      <style:text-properties officeooo:rsid="001af2a0" officeooo:paragraph-rsid="003adb91"/>
    </style:style>
    <style:style style:name="P65" style:family="paragraph" style:parent-style-name="Standard" style:list-style-name="L8">
      <style:paragraph-properties fo:margin-top="0.101cm" fo:margin-bottom="0cm" loext:contextual-spacing="false"/>
      <style:text-properties officeooo:rsid="001af2a0" officeooo:paragraph-rsid="00365d5d"/>
    </style:style>
    <style:style style:name="P66" style:family="paragraph" style:parent-style-name="Standard" style:list-style-name="L9">
      <style:paragraph-properties fo:margin-top="0.101cm" fo:margin-bottom="0cm" loext:contextual-spacing="false"/>
      <style:text-properties officeooo:rsid="001af2a0" officeooo:paragraph-rsid="0034b6a0"/>
    </style:style>
    <style:style style:name="P67" style:family="paragraph" style:parent-style-name="Standard" style:list-style-name="L10">
      <style:paragraph-properties fo:margin-top="0.101cm" fo:margin-bottom="0cm" loext:contextual-spacing="false"/>
      <style:text-properties officeooo:rsid="00235aa1" officeooo:paragraph-rsid="0018948f"/>
    </style:style>
    <style:style style:name="P68" style:family="paragraph" style:parent-style-name="Standard" style:list-style-name="L10">
      <style:paragraph-properties fo:margin-top="0.101cm" fo:margin-bottom="0cm" loext:contextual-spacing="false"/>
      <style:text-properties officeooo:rsid="00332e89" officeooo:paragraph-rsid="0028c00b"/>
    </style:style>
    <style:style style:name="P69" style:family="paragraph" style:parent-style-name="Standard" style:list-style-name="L3">
      <style:paragraph-properties fo:margin-left="1.866cm" fo:margin-right="0cm" fo:margin-top="0.101cm" fo:margin-bottom="0cm" loext:contextual-spacing="false" fo:text-indent="0cm" style:auto-text-indent="false"/>
      <style:text-properties officeooo:rsid="001c5d9c" officeooo:paragraph-rsid="001c5d9c"/>
    </style:style>
    <style:style style:name="P70" style:family="paragraph" style:parent-style-name="Standard" style:list-style-name="L5">
      <style:paragraph-properties fo:margin-left="1.866cm" fo:margin-right="0cm" fo:margin-top="0.101cm" fo:margin-bottom="0cm" loext:contextual-spacing="false" fo:text-indent="0cm" style:auto-text-indent="false"/>
      <style:text-properties officeooo:rsid="001c5d9c" officeooo:paragraph-rsid="00401a96"/>
    </style:style>
    <style:style style:name="P71" style:family="paragraph" style:parent-style-name="Standard" style:list-style-name="L5">
      <style:paragraph-properties fo:margin-left="1.866cm" fo:margin-right="0cm" fo:margin-top="0.101cm" fo:margin-bottom="0cm" loext:contextual-spacing="false" fo:text-indent="0cm" style:auto-text-indent="false"/>
      <style:text-properties fo:font-size="12pt" officeooo:rsid="00108d6c" officeooo:paragraph-rsid="00401a96" style:font-size-asian="12pt" style:font-size-complex="12pt"/>
    </style:style>
    <style:style style:name="P72" style:family="paragraph" style:parent-style-name="Standard" style:list-style-name="L10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>
        <style:tab-stops>
          <style:tab-stop style:position="0.056cm"/>
        </style:tab-stops>
      </style:paragraph-properties>
      <style:text-properties officeooo:rsid="001fa8b7" officeooo:paragraph-rsid="0049f741"/>
    </style:style>
    <style:style style:name="T1" style:family="text">
      <style:text-properties officeooo:rsid="0021fe33"/>
    </style:style>
    <style:style style:name="T2" style:family="text">
      <style:text-properties officeooo:rsid="00108d6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8d6c" style:font-size-asian="14pt" style:font-size-complex="14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9c4f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3fa5c9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401a96" style:font-size-asian="14pt" style:font-weight-asian="bold" style:font-size-complex="14pt" style:font-weight-complex="bold"/>
    </style:style>
    <style:style style:name="T11" style:family="text">
      <style:text-properties fo:font-size="14pt" fo:font-weight="bold" style:font-size-asian="12.25pt" style:font-weight-asian="bold" style:font-size-complex="14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officeooo:rsid="00332e89"/>
    </style:style>
    <style:style style:name="T14" style:family="text">
      <style:text-properties officeooo:rsid="001546e7"/>
    </style:style>
    <style:style style:name="T15" style:family="text">
      <style:text-properties officeooo:rsid="00169c4f"/>
    </style:style>
    <style:style style:name="T16" style:family="text">
      <style:text-properties officeooo:rsid="0018a238"/>
    </style:style>
    <style:style style:name="T17" style:family="text">
      <style:text-properties style:use-window-font-color="true" fo:font-size="14pt" fo:font-weight="bold" officeooo:rsid="0018a238" style:font-size-asian="14pt" style:font-weight-asian="bold" style:font-size-complex="14pt" style:font-weight-complex="bold"/>
    </style:style>
    <style:style style:name="T18" style:family="text">
      <style:text-properties officeooo:rsid="00154386"/>
    </style:style>
    <style:style style:name="T19" style:family="text">
      <style:text-properties officeooo:rsid="0019fb8d"/>
    </style:style>
    <style:style style:name="T20" style:family="text">
      <style:text-properties officeooo:rsid="001c5d9c"/>
    </style:style>
    <style:style style:name="T21" style:family="text">
      <style:text-properties fo:font-size="12pt" officeooo:rsid="001f7d07" style:font-size-asian="12pt" style:font-size-complex="12pt"/>
    </style:style>
    <style:style style:name="T22" style:family="text">
      <style:text-properties fo:font-size="12pt" officeooo:rsid="0022c69d" style:font-size-asian="12pt" style:font-size-complex="12pt"/>
    </style:style>
    <style:style style:name="T23" style:family="text">
      <style:text-properties officeooo:rsid="001fa8b7"/>
    </style:style>
    <style:style style:name="T24" style:family="text">
      <style:text-properties officeooo:rsid="0022c69d"/>
    </style:style>
    <style:style style:name="T25" style:family="text">
      <style:text-properties officeooo:rsid="0032fc89"/>
    </style:style>
    <style:style style:name="T26" style:family="text">
      <style:text-properties officeooo:rsid="00365d5d"/>
    </style:style>
    <style:style style:name="T27" style:family="text">
      <style:text-properties officeooo:rsid="003b5eaf"/>
    </style:style>
    <style:style style:name="T28" style:family="text">
      <style:text-properties officeooo:rsid="003fa5c9"/>
    </style:style>
    <style:style style:name="T29" style:family="text">
      <style:text-properties officeooo:rsid="00401a9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08d6c" style:font-weight-asian="bold" style:font-weight-complex="bold"/>
    </style:style>
    <style:style style:name="T32" style:family="text">
      <style:text-properties fo:font-weight="bold" officeooo:rsid="00169c4f" style:font-weight-asian="bold" style:font-weight-complex="bold"/>
    </style:style>
    <style:style style:name="T33" style:family="text">
      <style:text-properties officeooo:rsid="00475a0d"/>
    </style:style>
    <style:style style:name="T34" style:family="text">
      <style:text-properties officeooo:rsid="0047988b"/>
    </style:style>
    <style:style style:name="T35" style:family="text">
      <style:text-properties officeooo:rsid="0049e7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2"><text:span text:style-name="T2">UC20</text:span>: <text:span text:style-name="T1">Setta parametri Operatore</text:span></text:p>
      <text:p text:style-name="P1"><text:s/></text:p>
      <text:p text:style-name="P2"/>
      <text:p text:style-name="P3"><text:tab/><text:span text:style-name="T6">Test 1</text:span><text:span text:style-name="T7">:<text:tab/></text:span><text:span text:style-name="T8">Operatore con parametri </text:span><text:span text:style-name="T9">boolean</text:span><text:span text:style-name="T8">, inserimento corretto</text:span></text:p>
      <text:p text:style-name="P19"/>
      <text:p text:style-name="P26">Input:</text:p>
      <text:list xml:id="list4367029353477004073" text:style-name="L1">
        <text:list-item>
          <text:p text:style-name="P46">Apertura di un foglio di lavoro selezionando: File/Nuova Regola</text:p>
        </text:list-item>
        <text:list-item>
          <text:p text:style-name="P54">Inserimento nome regola “rule_n”</text:p>
        </text:list-item>
        <text:list-item>
          <text:p text:style-name="P46">Inserimento Operatore selezionando: <text:span text:style-name="T25">ConvertitoreDoubleLong</text:span>/<text:span text:style-name="T25">doublelong</text:span></text:p>
        </text:list-item>
        <text:list-item>
          <text:p text:style-name="P46">Selezion<text:span text:style-name="T18">e</text:span> con tasto destro sull’operatore inserito al passo precedente</text:p>
        </text:list-item>
        <text:list-item>
          <text:p text:style-name="P46">Selezione opzione <text:span text:style-name="T19">Setta parametri</text:span> dal context Menu</text:p>
        </text:list-item>
        <text:list-item>
          <text:p text:style-name="P61">Inserimento valore d<text:span text:style-name="T28">el parametro</text:span> “<text:span text:style-name="T28">false</text:span>” nel menu comparso <text:span text:style-name="T20">(e successiva conferma)</text:span></text:p>
        </text:list-item>
      </text:list>
      <text:p text:style-name="P26">Output atteso:</text:p>
      <text:p text:style-name="P41">Il nuovo valore del parametro viene memorizzato</text:p>
      <text:p text:style-name="P41">La verifica della corretta memorizzazione può avvenire rifacendo il procedimento, dopo il passo 5, il valore “<text:span text:style-name="T28">false</text:span>” viene visualizzato come valore attuale del parametro</text:p>
      <text:p text:style-name="P2"/>
      <text:p text:style-name="P2"/>
      <text:p text:style-name="P2"/>
      <text:p text:style-name="P2"/>
      <text:p text:style-name="P28"><text:span text:style-name="T2">Test 2</text:span>:<text:tab/><text:span text:style-name="T15">Operatore con parametri numerici, inserimento corretto</text:span></text:p>
      <text:p text:style-name="P14"/>
      <text:p text:style-name="P21">Input:</text:p>
      <text:list xml:id="list2694174150842417918" text:style-name="L2">
        <text:list-item>
          <text:p text:style-name="P47">Apertura di un foglio di lavoro selezionando: File/Nuova Regola</text:p>
        </text:list-item>
        <text:list-item>
          <text:p text:style-name="P55">Inserimento nome regola “rule_n”</text:p>
        </text:list-item>
        <text:list-item>
          <text:p text:style-name="P47">Inserimento Operatore selezionando: <text:span text:style-name="T16">MediaMobile</text:span>/<text:span text:style-name="T16">long</text:span></text:p>
        </text:list-item>
        <text:list-item>
          <text:p text:style-name="P48">Selezion<text:span text:style-name="T18">e</text:span> con tasto destro sull’operatore inserito al passo precedente</text:p>
        </text:list-item>
        <text:list-item>
          <text:p text:style-name="P48">Selezione opzione <text:span text:style-name="T19">Setta parametri</text:span> dal context Menu</text:p>
        </text:list-item>
        <text:list-item>
          <text:p text:style-name="P62">Inserimento valore di TempoIniziale “3” nel menu comparso <text:span text:style-name="T20">(e successiva conferma)</text:span></text:p>
        </text:list-item>
      </text:list>
      <text:p text:style-name="P21">Output atteso:</text:p>
      <text:list xml:id="list7997512706522010438" text:style-name="L3">
        <text:list-header>
          <text:p text:style-name="P69">Il nuovo valore del parametro viene memorizzato</text:p>
          <text:p text:style-name="P69">La verifica della corretta memorizzazione può avvenire rifacendo il procedimento, dopo il passo 5, il valore “3” viene visualizzato come valore attuale del parametro</text:p>
        </text:list-header>
      </text:list>
      <text:p text:style-name="P40"/>
      <text:p text:style-name="P40"/>
      <text:p text:style-name="P42"/>
      <text:p text:style-name="P35"/>
      <text:p text:style-name="P29"><text:span text:style-name="T2">Test 3</text:span>:<text:tab/><text:span text:style-name="T15">Operatore con parametri non tipati, inserimento corretto</text:span></text:p>
      <text:p text:style-name="P20"/>
      <text:p text:style-name="P27">Input:</text:p>
      <text:list xml:id="list3255713734492524338" text:style-name="L4">
        <text:list-item>
          <text:p text:style-name="P49">Apertura di un foglio di lavoro selezionando: File/Nuova Regola</text:p>
        </text:list-item>
        <text:list-item>
          <text:p text:style-name="P56">Inserimento nome regola “rule_n”</text:p>
        </text:list-item>
        <text:list-item>
          <text:p text:style-name="P49">Inserimento Operatore selezionando: <text:span text:style-name="T29">Costante</text:span>/<text:span text:style-name="T16">long</text:span></text:p>
        </text:list-item>
        <text:list-item>
          <text:p text:style-name="P49">Selezion<text:span text:style-name="T18">e</text:span> con tasto destro sull’operatore inserito al passo precedente</text:p>
        </text:list-item>
        <text:list-item>
          <text:p text:style-name="P49">Selezione opzione <text:span text:style-name="T19">Setta parametri</text:span> dal context Menu</text:p>
        </text:list-item>
        <text:list-item>
          <text:p text:style-name="P63">Inserimento valore d<text:span text:style-name="T33">el parametro</text:span> “3” nel menu comparso <text:span text:style-name="T20">(e successiva conferma)</text:span></text:p>
        </text:list-item>
      </text:list>
      <text:p text:style-name="P27">Output atteso:</text:p>
      <text:list xml:id="list3884910778764016997" text:style-name="L5">
        <text:list-header>
          <text:p text:style-name="P70">Il nuovo valore del parametro viene memorizzato</text:p>
          <text:p text:style-name="P71">La verifica della corretta memorizzazione può avvenire rifacendo il procedimento, dopo il passo 5, il valore “3” viene visualizzato come valore attuale del parametro</text:p>
        </text:list-header>
      </text:list>
      <text:p text:style-name="P9"/>
      <text:p text:style-name="P9"/>
      <text:p text:style-name="P9"/>
      <text:p text:style-name="P9"/>
      <text:p text:style-name="P9"/>
      <text:p text:style-name="P6"><text:span text:style-name="T4"><text:tab/></text:span><text:span text:style-name="T6">Test </text:span><text:span text:style-name="T10">4</text:span><text:span text:style-name="T7">: <text:tab/></text:span><text:span text:style-name="T8">Operatore </text:span><text:span text:style-name="T17">senza parametri</text:span></text:p>
      <text:p text:style-name="P17"/>
      <text:p text:style-name="P24">Input:</text:p>
      <text:list xml:id="list2565463851955293609" text:style-name="L6">
        <text:list-item>
          <text:p text:style-name="P50">Apertura di un foglio di lavoro selezionando: File/Nuova Regola</text:p>
        </text:list-item>
        <text:list-item>
          <text:p text:style-name="P57">Inserimento nome regola “rule_n”</text:p>
        </text:list-item>
        <text:list-item>
          <text:p text:style-name="P50">Inserimento Operatore selezionando: <text:span text:style-name="T24">Differenza/double</text:span></text:p>
        </text:list-item>
        <text:list-item>
          <text:p text:style-name="P50">Selezion<text:span text:style-name="T18">e</text:span> con tasto destro sull’operatore inserito al passo precedente</text:p>
        </text:list-item>
        <text:list-item>
          <text:p text:style-name="P50">Selezione opzione <text:span text:style-name="T19">Setta parametri</text:span> dal context Menu</text:p>
        </text:list-item>
      </text:list>
      <text:p text:style-name="P24">Output atteso:</text:p>
      <text:p text:style-name="P17"><text:span text:style-name="T3"><text:tab/></text:span><text:span text:style-name="T22">Il sistema mostra</text:span><text:span text:style-name="T21"> un messaggio di errore </text:span><text:span text:style-name="T22">atto a notificare la mancanza di parametri</text:span></text:p>
      <text:p text:style-name="P24"/>
      <text:p text:style-name="P7"/>
      <text:p text:style-name="P7"/>
      <text:p text:style-name="P7"/>
      <text:p text:style-name="P7"/>
      <text:p text:style-name="P31"/>
      <text:p text:style-name="P31"/>
      <text:p text:style-name="P31"/>
      <text:p text:style-name="P34"/>
      <text:p text:style-name="P31"/>
      <text:p text:style-name="P8"><text:span text:style-name="T2"><text:tab/></text:span><text:span text:style-name="T31">Test 5</text:span><text:span text:style-name="T30">: </text:span><text:span text:style-name="T32">Operatore con parametri boolean, inserimento errato parametro <text:tab/>vuoto</text:span></text:p>
      <text:p text:style-name="P18"/>
      <text:p text:style-name="P25">Input:</text:p>
      <text:list xml:id="list567544976095048763" text:style-name="L7">
        <text:list-item>
          <text:p text:style-name="P51">Apertura di un foglio di lavoro selezionando: File/Nuova Regola</text:p>
        </text:list-item>
        <text:list-item>
          <text:p text:style-name="P58">Inserimento nome regola “rule_n”</text:p>
        </text:list-item>
        <text:list-item>
          <text:p text:style-name="P51">Inserimento Operatore selezionando: <text:span text:style-name="T25">ConvertitoreDoubleLong</text:span>/<text:span text:style-name="T25">doublelong</text:span></text:p>
        </text:list-item>
        <text:list-item>
          <text:p text:style-name="P51">Selezion<text:span text:style-name="T18">e</text:span> con tasto destro sull’operatore inserito al passo precedente</text:p>
        </text:list-item>
        <text:list-item>
          <text:p text:style-name="P51">Selezione opzione <text:span text:style-name="T19">Setta parametri</text:span> dal context Menu</text:p>
        </text:list-item>
        <text:list-item>
          <text:p text:style-name="P64">Inserimento valore d<text:span text:style-name="T25">el parametro</text:span> “” nel menu comparso <text:span text:style-name="T20">(e successiva conferma)</text:span></text:p>
        </text:list-item>
      </text:list>
      <text:p text:style-name="P25">Output atteso:</text:p>
      <text:p text:style-name="P25"><text:tab/><text:span text:style-name="T22">Il sistema mostra</text:span><text:span text:style-name="T21"> un messaggio di errore “Valore non compatibile”</text:span></text:p>
      <text:p text:style-name="P33"><text:tab/>Il sistema richiede richiesto di reinserire il parametro</text:p>
      <text:p text:style-name="P33"/>
      <text:p text:style-name="P33"/>
      <text:p text:style-name="P33"/>
      <text:p text:style-name="P23"/>
      <text:p text:style-name="P30"><text:span text:style-name="T2">Test 6</text:span>: <text:span text:style-name="T15">Operatore con parametri numerici, inserimento errato parametro vuoto</text:span></text:p>
      <text:p text:style-name="P16"/>
      <text:p text:style-name="P23">Input:</text:p>
      <text:list xml:id="list3456242224267548853" text:style-name="L8">
        <text:list-item>
          <text:p text:style-name="P52">Apertura di un foglio di lavoro selezionando: File/Nuova Regola</text:p>
        </text:list-item>
        <text:list-item>
          <text:p text:style-name="P59">Inserimento nome regola “rule_n”</text:p>
        </text:list-item>
        <text:list-item>
          <text:p text:style-name="P52">Inserimento Operatore selezionando: <text:span text:style-name="T26">Aggregatore</text:span>/<text:span text:style-name="T25">double</text:span></text:p>
        </text:list-item>
        <text:list-item>
          <text:p text:style-name="P52">Selezion<text:span text:style-name="T18">e</text:span> con tasto destro sull’operatore inserito al passo precedente</text:p>
        </text:list-item>
        <text:list-item>
          <text:p text:style-name="P52">Selezione opzione <text:span text:style-name="T19">Setta parametri</text:span> dal context Menu</text:p>
        </text:list-item>
        <text:list-item>
          <text:p text:style-name="P65">Inserimento valore d<text:span text:style-name="T26">ella dimensione</text:span> “” nel menu comparso <text:span text:style-name="T20">(e successiva conferma)</text:span></text:p>
        </text:list-item>
      </text:list>
      <text:p text:style-name="P23">Output atteso:</text:p>
      <text:p text:style-name="P23"><text:tab/><text:span text:style-name="T22">Il sistema mostra</text:span><text:span text:style-name="T21"> un messaggio di errore “Valore non compatibile”</text:span></text:p>
      <text:p text:style-name="P32"><text:tab/>Il sistema richiede richiesto di reinserire il parametro</text:p>
      <text:p text:style-name="P32"/>
      <text:p text:style-name="P43">BUG: il sistema permette l’inserimento di un parametro vuoto, un parametro vuoto è considerato un valore non ammissibile e dovrebbe quindi ricadere nello scenario 7a</text:p>
      <text:p text:style-name="P31"/>
      <text:p text:style-name="P31"/>
      <text:p text:style-name="P31"/>
      <text:p text:style-name="P34"/>
      <text:p text:style-name="P9"><text:tab/></text:p>
      <text:p text:style-name="P11"><text:span text:style-name="T2"><text:tab/>Test 7</text:span>: <text:span text:style-name="T15">Operatore con parametri non tipati, inserimento errato parametro <text:tab/>vuoto</text:span></text:p>
      <text:p text:style-name="P15"/>
      <text:p text:style-name="P22">Input:</text:p>
      <text:list xml:id="list139554311498830789" text:style-name="L9">
        <text:list-item>
          <text:p text:style-name="P53">Apertura di un foglio di lavoro selezionando: File/Nuova Regola</text:p>
        </text:list-item>
        <text:list-item>
          <text:p text:style-name="P60">Inserimento nome regola “rule_n”</text:p>
        </text:list-item>
        <text:list-item>
          <text:p text:style-name="P53">Inserimento Operatore selezionando: <text:span text:style-name="T27">Costante</text:span>/<text:span text:style-name="T25">double</text:span></text:p>
        </text:list-item>
        <text:list-item>
          <text:p text:style-name="P53">Selezion<text:span text:style-name="T18">e</text:span> con tasto destro sull’operatore inserito al passo precedente</text:p>
        </text:list-item>
        <text:list-item>
          <text:p text:style-name="P53">Selezione opzione <text:span text:style-name="T19">Setta parametri</text:span> dal context Menu</text:p>
        </text:list-item>
        <text:list-item>
          <text:p text:style-name="P66">Inserimento valore d<text:span text:style-name="T25">el parametro</text:span> “” nel menu comparso <text:span text:style-name="T20">(e successiva conferma)</text:span></text:p>
        </text:list-item>
      </text:list>
      <text:p text:style-name="P22">Output atteso:</text:p>
      <text:p text:style-name="P22"><text:tab/><text:span text:style-name="T22">Il sistema mostra</text:span><text:span text:style-name="T21"> un messaggio di errore “Valore non compatibile”</text:span></text:p>
      <text:p text:style-name="P31"><text:tab/>Il sistema richiede richiesto di reinserire il parametro</text:p>
      <text:p text:style-name="P5"><text:tab/></text:p>
      <text:p text:style-name="P5"/>
      <text:p text:style-name="P44">BUG: il sistema permette l’inserimento di un parametro vuoto, un parametro vuoto è considerato un valore non ammissibile e dovrebbe quindi ricadere nello scenario 7a</text:p>
      <text:p text:style-name="P5"/>
      <text:p text:style-name="P5"/>
      <text:p text:style-name="P10"/>
      <text:p text:style-name="P10"/>
      <text:p text:style-name="P10"/>
      <text:p text:style-name="P4"><text:span text:style-name="T5"><text:tab/></text:span><text:span text:style-name="T11">Note</text:span><text:span text:style-name="T12">:</text:span></text:p>
      <text:p text:style-name="P37"><text:tab/><text:span text:style-name="T14">R</text:span>ispetto al UC<text:span text:style-name="T23">20</text:span> riportato nel SRS sono state effettuate le seguenti modifiche (come già e<text:tab/>videnziato nelle note delle fasi precedenti):</text:p>
      <text:list xml:id="list8429436065767007260" text:style-name="L10">
        <text:list-item>
          <text:p text:style-name="P67">Non è presente il punto <text:span text:style-name="T13">2 dello scenario principale</text:span></text:p>
        </text:list-item>
        <text:list-item>
          <text:p text:style-name="P68">Non è presente lo scenario alternativo <text:span text:style-name="T23">5</text:span> a</text:p>
        </text:list-item>
      </text:list>
      <text:p text:style-name="P39"/>
      <text:list xml:id="list154112982702435" text:continue-numbering="true" text:style-name="L10">
        <text:list-header>
          <text:p text:style-name="P72">Non ci è possibile testare l’inserimento di più di un parametro all’interno di un operatore in quanto <text:span text:style-name="T35">la lista degli operatori da sviluppare presentataci</text:span> prevede operatori con al più un solo parametro</text:p>
        </text:list-header>
      </text:list>
      <text:p text:style-name="P36"><text:tab/></text:p>
      <text:p text:style-name="P45">Si sono individuate 3 partizioni diverse di possibili output a seconda del <text:s/>tipo di parametri: boolean, numeric o non tipati. Rispettando il concetto di equivalence partitioning ho approfondito il testing <text:span text:style-name="T34">del settaggio parametri</text:span> effettuando un test per ogni suddetta categoria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8T15:41:12.214371738</dc:date>
    <meta:editing-duration>PT2H33M30S</meta:editing-duration>
    <meta:editing-cycles>57</meta:editing-cycles>
    <meta:generator>LibreOffice/5.1.6.2$Linux_X86_64 LibreOffice_project/10m0$Build-2</meta:generator>
    <meta:document-statistic meta:table-count="0" meta:image-count="0" meta:object-count="0" meta:page-count="4" meta:paragraph-count="88" meta:word-count="753" meta:character-count="5232" meta:non-whitespace-character-count="4590"/>
  </office:meta>
</office:document-meta>
</file>